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procesory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3"/>
          <table:table-cell office:value-type="string">
            <text:p>start obliczeń 1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koniec obl 1</text:p>
          </table:table-cell>
          <table:table-cell office:value-type="string">
            <text:p>start obl2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72.8</text:p>
          </table:table-cell>
          <table:table-cell office:value-type="string">
            <text:p>24802.8</text:p>
          </table:table-cell>
          <table:table-cell office:value-type="float" office:value="-1">
            <text:p>-1</text:p>
          </table:table-cell>
          <table:table-cell office:value-type="string">
            <text:p>4172.8</text:p>
          </table:table-cell>
          <table:table-cell office:value-type="string">
            <text:p>11351.3</text:p>
          </table:table-cell>
          <table:table-cell office:value-type="float" office:value="0">
            <text:p>0</text:p>
          </table:table-cell>
          <table:table-cell table:number-columns-repeated="2" office:value-type="float" office:value="4190">
            <text:p>4190</text:p>
          </table:table-cell>
          <table:table-cell office:value-type="string">
            <text:p>11230.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4190">
            <text:p>4190</text:p>
          </table:table-cell>
          <table:table-cell office:value-type="string">
            <text:p>6083.8</text:p>
          </table:table-cell>
          <table:table-cell table:number-columns-repeated="2" office:value-type="string">
            <text:p>11238.8</text:p>
          </table:table-cell>
          <table:table-cell office:value-type="string">
            <text:p>11230.9</text:p>
          </table:table-cell>
          <table:table-cell office:value-type="string">
            <text:p>13851.4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808.4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string">
            <text:p>6083.8</text:p>
          </table:table-cell>
          <table:table-cell office:value-type="string">
            <text:p>6418.2</text:p>
          </table:table-cell>
          <table:table-cell office:value-type="string">
            <text:p>13845.4</text:p>
          </table:table-cell>
          <table:table-cell table:number-columns-repeated="2" office:value-type="string">
            <text:p>13851.4</text:p>
          </table:table-cell>
          <table:table-cell office:value-type="string">
            <text:p>14293.8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807.4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string">
            <text:p>6418.2</text:p>
          </table:table-cell>
          <table:table-cell office:value-type="float" office:value="0">
            <text:p>0</text:p>
          </table:table-cell>
          <table:table-cell office:value-type="string">
            <text:p>14286.4</text:p>
          </table:table-cell>
          <table:table-cell table:number-columns-repeated="2" office:value-type="string">
            <text:p>14293.8</text:p>
          </table:table-cell>
          <table:table-cell table:number-columns-repeated="5" office:value-type="float" office:value="-1">
            <text:p>-1</text:p>
          </table:table-cell>
          <table:table-cell office:value-type="string">
            <text:p>24784.7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4172.8</text:p>
          </table:table-cell>
          <table:table-cell office:value-type="string">
            <text:p>5137.2</text:p>
          </table:table-cell>
          <table:table-cell table:number-columns-repeated="2" office:value-type="string">
            <text:p>11353.6</text:p>
          </table:table-cell>
          <table:table-cell office:value-type="string">
            <text:p>11351.3</text:p>
          </table:table-cell>
          <table:table-cell office:value-type="string">
            <text:p>12819.7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804.4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string">
            <text:p>5137.2</text:p>
          </table:table-cell>
          <table:table-cell office:value-type="string">
            <text:p>5469.89</text:p>
          </table:table-cell>
          <table:table-cell office:value-type="string">
            <text:p>12814.1</text:p>
          </table:table-cell>
          <table:table-cell table:number-columns-repeated="2" office:value-type="string">
            <text:p>12819.7</text:p>
          </table:table-cell>
          <table:table-cell office:value-type="string">
            <text:p>13303.1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85.9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5469.89</text:p>
          </table:table-cell>
          <table:table-cell table:number-columns-repeated="2" office:value-type="float" office:value="-1">
            <text:p>-1</text:p>
          </table:table-cell>
          <table:table-cell office:value-type="string">
            <text:p>13283.4</text:p>
          </table:table-cell>
          <table:table-cell office:value-type="string">
            <text:p>13303.1</text:p>
          </table:table-cell>
          <table:table-cell table:number-columns-repeated="6" office:value-type="float" office:value="-1">
            <text:p>-1</text:p>
          </table:table-cell>
          <table:table-cell office:value-type="string">
            <text:p>24777.5</text:p>
          </table:table-cell>
        </table:table-row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office:value-type="string">
            <text:p>lacz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number-columns-repeated="3"/>
          <table:table-cell office:value-type="string">
            <text:p>start obliczeń 1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koniec obl 1</text:p>
          </table:table-cell>
          <table:table-cell office:value-type="string">
            <text:p>start obl2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start komunikacji 1</text:p>
          </table:table-cell>
          <table:table-cell office:value-type="string">
            <text:p>Koniec 1. przesłania</text:p>
          </table:table-cell>
          <table:table-cell office:value-type="string">
            <text:p>start k 2</text:p>
          </table:table-cell>
          <table:table-cell office:value-type="string">
            <text:p>Koniec 2. przeslania</text:p>
          </table:table-cell>
          <table:table-cell office:value-type="string">
            <text:p>koniec obliczeń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4159.9</text:p>
          </table:table-cell>
          <table:table-cell office:value-type="string">
            <text:p>24723.6</text:p>
          </table:table-cell>
          <table:table-cell office:value-type="float" office:value="-1">
            <text:p>-1</text:p>
          </table:table-cell>
          <table:table-cell office:value-type="string">
            <text:p>4159.9</text:p>
          </table:table-cell>
          <table:table-cell office:value-type="string">
            <text:p>11316.9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4159.9</text:p>
          </table:table-cell>
          <table:table-cell office:value-type="string">
            <text:p>11316.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string">
            <text:p>4159.9</text:p>
          </table:table-cell>
          <table:table-cell office:value-type="string">
            <text:p>5122.05</text:p>
          </table:table-cell>
          <table:table-cell office:value-type="string">
            <text:p>11314.3</text:p>
          </table:table-cell>
          <table:table-cell table:number-columns-repeated="2" office:value-type="string">
            <text:p>11316.9</text:p>
          </table:table-cell>
          <table:table-cell office:value-type="string">
            <text:p>12780.8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28.1</text:p>
          </table:table-cell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 office:value-type="string">
            <text:p>5122.05</text:p>
          </table:table-cell>
          <table:table-cell office:value-type="string">
            <text:p>5454.74</text:p>
          </table:table-cell>
          <table:table-cell office:value-type="string">
            <text:p>12771.7</text:p>
          </table:table-cell>
          <table:table-cell table:number-columns-repeated="2" office:value-type="string">
            <text:p>12780.8</text:p>
          </table:table-cell>
          <table:table-cell office:value-type="float" office:value="13262">
            <text:p>13262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19.6</text:p>
          </table:table-cell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string">
            <text:p>5454.7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13268.3</text:p>
          </table:table-cell>
          <table:table-cell office:value-type="float" office:value="13262">
            <text:p>13262</text:p>
          </table:table-cell>
          <table:table-cell table:number-columns-repeated="5" office:value-type="float" office:value="-1">
            <text:p>-1</text:p>
          </table:table-cell>
          <table:table-cell office:value-type="float" office:value="24688">
            <text:p>24688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4159.9</text:p>
          </table:table-cell>
          <table:table-cell office:value-type="string">
            <text:p>5122.05</text:p>
          </table:table-cell>
          <table:table-cell office:value-type="string">
            <text:p>11314.3</text:p>
          </table:table-cell>
          <table:table-cell table:number-columns-repeated="2" office:value-type="string">
            <text:p>11316.9</text:p>
          </table:table-cell>
          <table:table-cell office:value-type="string">
            <text:p>12780.8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28.1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2" office:value-type="string">
            <text:p>5122.05</text:p>
          </table:table-cell>
          <table:table-cell office:value-type="string">
            <text:p>5454.74</text:p>
          </table:table-cell>
          <table:table-cell office:value-type="string">
            <text:p>12771.6</text:p>
          </table:table-cell>
          <table:table-cell table:number-columns-repeated="2" office:value-type="string">
            <text:p>12780.8</text:p>
          </table:table-cell>
          <table:table-cell office:value-type="float" office:value="13262">
            <text:p>13262</text:p>
          </table:table-cell>
          <table:table-cell table:number-columns-repeated="4" office:value-type="float" office:value="-1">
            <text:p>-1</text:p>
          </table:table-cell>
          <table:table-cell office:value-type="string">
            <text:p>24719.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string">
            <text:p>5454.74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string">
            <text:p>13268.3</text:p>
          </table:table-cell>
          <table:table-cell table:number-columns-repeated="6" office:value-type="float" office:value="-1">
            <text:p>-1</text:p>
          </table:table-cell>
          <table:table-cell office:value-type="float" office:value="24688">
            <text:p>24688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03:04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ux.pl/2.3.1$Linux OpenOffice.org_project/680m9$Build-29238</meta:generator>
    <meta:initial-creator>Szymon Francuzik</meta:initial-creator>
    <meta:creation-date>2008-12-06T00:39:15</meta:creation-date>
    <dc:creator>Szymon Francuzik</dc:creator>
    <dc:date>2008-12-06T03:04:28</dc:date>
    <meta:editing-cycles>10</meta:editing-cycles>
    <meta:editing-duration>PT2H25M13S</meta:editing-duration>
    <meta:user-defined meta:name="Info 1"/>
    <meta:user-defined meta:name="Info 2"/>
    <meta:user-defined meta:name="Info 3"/>
    <meta:user-defined meta:name="Info 4"/>
    <meta:document-statistic meta:table-count="3" meta:cell-count="232"/>
  </office:meta>
</office:document-meta>
</file>